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solid" draw:fill-color="#66ccff" draw:opacity="50%" draw:auto-grow-height="true" draw:auto-grow-width="false" fo:max-height="0cm" fo:min-height="1.267cm" draw:shadow-opacity="50%"/>
      <style:paragraph-properties style:writing-mode="lr-tb"/>
    </style:style>
    <style:style style:name="pr1" style:family="presentation" style:parent-style-name="Default-subtitle">
      <style:graphic-properties draw:fill-color="#ffffff" fo:min-height="12.16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language="en" fo:country="GB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66ccff" draw:opacity="50%"/>
      <style:paragraph-properties fo:text-align="center" style:writing-mode="lr-tb"/>
      <style:text-properties fo:font-size="32pt" style:font-size-asian="32pt" style:font-size-complex="32pt"/>
    </style:style>
    <style:style style:name="T1" style:family="text">
      <style:text-properties fo:font-size="24pt" fo:language="en" fo:country="GB" style:font-size-asian="24pt" style:font-size-complex="24pt"/>
    </style:style>
    <style:style style:name="T2" style:family="text">
      <style:text-properties fo:font-size="44pt" fo:language="en" fo:country="GB" style:font-size-asian="44pt" style:font-size-complex="44pt"/>
    </style:style>
    <style:style style:name="T3" style:family="text">
      <style:text-properties fo:language="en" fo:country="GB"/>
    </style:style>
    <style:style style:name="T4" style:family="text">
      <style:text-properties fo:font-size="32pt" fo:language="en" fo:country="GB" style:font-size-asian="32pt" style:font-size-complex="32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65cm" svg:x="1.4cm" svg:y="2.167cm" presentation:class="subtitle" presentation:user-transformed="true">
          <draw:text-box>
            <text:p><text:span text:style-name="T1">CS7NS5/CSU44032</text:span></text:p>
            <text:p><text:span text:style-name="T2">Security &amp; Privacy</text:span></text:p>
            <text:p><text:span text:style-name="T3"/></text:p>
            <text:p><text:span text:style-name="T4">“</text:span><text:span text:style-name="T4">Office Hour”</text:span></text:p>
            <text:p><text:span text:style-name="T4">Tuesday 1430-1500ish</text:span></text:p>
            <text:p><text:span text:style-name="T4"/></text:p>
            <text:p><text:span text:style-name="T4">Feel free to ask anything via audio or chat…</text:span></text:p>
            <text:p><text:span text:style-name="T4"/></text:p>
            <text:p><text:span text:style-name="T1"><text:a xlink:href="https://down.dsg.cs.tcd.ie/cs7053" xlink:type="simple">https://down.dsg.cs.tcd.ie/cs7053</text:a></text:span><text:span text:style-name="T1"><text:s/></text:span></text:p>
            <text:p><text:span text:style-name="T1"><text:a xlink:href="https://github.com/sftcd/cs7053" xlink:type="simple">https://github.com/sftcd/cs7053</text:a></text:span><text:span text:style-name="T1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12.165cm" svg:x="1.4cm" svg:y="2.167cm" presentation:class="subtitle" presentation:user-transformed="true">
          <draw:text-box>
            <text:p><text:span text:style-name="T1">CS7NS5/CSU44032</text:span></text:p>
            <text:p><text:span text:style-name="T2">Security &amp; Privacy</text:span></text:p>
            <text:p><text:span text:style-name="T3"/></text:p>
            <text:p><text:span text:style-name="T4">“</text:span><text:span text:style-name="T4">Office Hour”</text:span></text:p>
            <text:p><text:span text:style-name="T4">Tuesday 1400-1430ish</text:span></text:p>
            <text:p><text:span text:style-name="T4"/></text:p>
            <text:p><text:span text:style-name="T4">Feel free to ask anything via audio or chat…</text:span></text:p>
            <text:p><text:span text:style-name="T4"/></text:p>
            <text:p><text:span text:style-name="T1"><text:a xlink:href="https://down.dsg.cs.tcd.ie/cs7053" xlink:type="simple">https://down.dsg.cs.tcd.ie/cs7053</text:a></text:span><text:span text:style-name="T1"><text:s/></text:span></text:p>
            <text:p><text:span text:style-name="T1"><text:a xlink:href="https://github.com/sftcd/cs7053" xlink:type="simple">https://github.com/sftcd/cs7053</text:a></text:span><text:span text:style-name="T1"><text:s/></text:span></text:p>
          </draw:text-box>
        </draw:frame>
        <draw:frame draw:style-name="gr2" draw:text-style-name="P3" draw:layer="layout" svg:width="11.2cm" svg:height="1.517cm" draw:transform="skewX (1.09547269461457E-016) rotate (0.745430123526778) translate (18.842cm 8.985cm)">
          <draw:text-box>
            <text:p text:style-name="P2"><text:span text:style-name="T5">Back in a few mins.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2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6-20T12:14:19.182211876</meta:creation-date>
    <dc:date>2022-04-12T14:59:14.253812000</dc:date>
    <meta:editing-duration>PT15H32S</meta:editing-duration>
    <meta:editing-cycles>184</meta:editing-cycles>
    <meta:generator>LibreOffice/7.2.6.2$Linux_X86_64 LibreOffice_project/20$Build-2</meta:generator>
    <meta:document-statistic meta:object-count="28"/>
  </office:meta>
</office:document-meta>
</file>